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2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3.29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2.69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5cm" svg:height="1.673cm" svg:x="2.6cm" svg:y="6.7cm">
          <draw:text-box>
            <text:p>T:Kunde</text:p>
          </draw:text-box>
        </draw:frame>
        <draw:custom-shape draw:style-name="gr2" draw:text-style-name="P2" xml:id="id2" draw:id="id2" draw:layer="layout" svg:width="2.5cm" svg:height="1cm" svg:x="2.9cm" svg:y="7.9cm">
          <text:p text:style-name="P2">KNR: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cm" svg:x="2.901cm" svg:y="9.351cm">
          <text:p text:style-name="P2">KNR: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cm" svg:x="2.9cm" svg:y="10.8cm">
          <text:p text:style-name="P2">KNR:n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1cm" svg:height="1.1cm" svg:x="8.2cm" svg:y="6.7cm">
          <draw:text-box>
            <text:p>T:Bestellung</text:p>
          </draw:text-box>
        </draw:frame>
        <draw:custom-shape draw:style-name="gr4" draw:text-style-name="P2" xml:id="id1" draw:id="id1" draw:layer="layout" svg:width="3.798cm" svg:height="1cm" svg:x="8.4cm" svg:y="8cm">
          <text:p text:style-name="P2">BSTNR:1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3.798cm" svg:height="1cm" svg:x="8.402cm" svg:y="9.451cm">
          <text:p text:style-name="P2">BSTNR:2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798cm" svg:height="1cm" svg:x="8.4cm" svg:y="10.9cm">
          <text:p text:style-name="P2">BSTNR:n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763cm" svg:height="0.962cm" svg:x="14.7cm" svg:y="6.638cm">
          <draw:text-box>
            <text:p>T:BPOS</text:p>
          </draw:text-box>
        </draw:frame>
        <draw:custom-shape draw:style-name="gr6" draw:text-style-name="P2" xml:id="id6" draw:id="id6" draw:layer="layout" svg:width="3.199cm" svg:height="1cm" svg:x="14.6cm" svg:y="8cm">
          <text:p text:style-name="P2">POSNR:1</text:p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3.199cm" svg:height="1cm" svg:x="14.601cm" svg:y="9.451cm">
          <text:p text:style-name="P2">POSNR:2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3.199cm" svg:height="1cm" svg:x="14.6cm" svg:y="10.9cm">
          <text:p text:style-name="P2">POSNR:n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8.4cm" svg:y1="8.5cm" svg:x2="5.4cm" svg:y2="8.4cm" draw:start-shape="id1" draw:start-glue-point="3" draw:end-shape="id2" draw:end-glue-point="1" svg:d="M8400 8500l-3000-100" svg:viewBox="0 0 3001 101">
          <text:p/>
        </draw:connector>
        <draw:connector draw:style-name="gr7" draw:text-style-name="P3" draw:layer="layout" draw:type="line" svg:x1="8.402cm" svg:y1="9.951cm" svg:x2="5.4cm" svg:y2="8.4cm" draw:start-shape="id3" draw:start-glue-point="3" draw:end-shape="id2" draw:end-glue-point="1" svg:d="M8402 9951l-3002-1551" svg:viewBox="0 0 3003 1552">
          <text:p/>
        </draw:connector>
        <draw:connector draw:style-name="gr7" draw:text-style-name="P3" draw:layer="layout" draw:type="line" svg:x1="14.6cm" svg:y1="11.4cm" svg:x2="12.198cm" svg:y2="8.5cm" draw:start-shape="id4" draw:start-glue-point="3" draw:end-shape="id1" draw:end-glue-point="1" svg:d="M14600 11400l-2402-2900" svg:viewBox="0 0 2403 2901">
          <text:p/>
        </draw:connector>
        <draw:connector draw:style-name="gr7" draw:text-style-name="P3" draw:layer="layout" draw:type="line" svg:x1="14.601cm" svg:y1="9.951cm" svg:x2="12.198cm" svg:y2="8.5cm" draw:start-shape="id5" draw:start-glue-point="3" draw:end-shape="id1" draw:end-glue-point="1" svg:d="M14601 9951l-2403-1451" svg:viewBox="0 0 2404 1452">
          <text:p/>
        </draw:connector>
        <draw:connector draw:style-name="gr7" draw:text-style-name="P3" draw:layer="layout" draw:type="line" svg:x1="14.6cm" svg:y1="8.5cm" svg:x2="12.198cm" svg:y2="8.5cm" draw:start-shape="id6" draw:start-glue-point="3" draw:end-shape="id1" draw:end-glue-point="1" svg:d="M14600 8500h-2402" svg:viewBox="0 0 2403 1">
          <text:p/>
        </draw:connector>
        <draw:frame draw:style-name="gr5" draw:text-style-name="P1" draw:layer="layout" svg:width="2.758cm" svg:height="0.962cm" svg:x="22.3cm" svg:y="2.6cm">
          <draw:text-box>
            <text:p>T:Artikel</text:p>
          </draw:text-box>
        </draw:frame>
        <draw:custom-shape draw:style-name="gr4" draw:text-style-name="P2" xml:id="id7" draw:id="id7" draw:layer="layout" svg:width="3.798cm" svg:height="1cm" svg:x="22.358cm" svg:y="4.062cm">
          <text:p text:style-name="P2">ARTNR:1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3.798cm" svg:height="1cm" svg:x="22.36cm" svg:y="5.513cm">
          <text:p text:style-name="P2">ARTNR:2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3.798cm" svg:height="1cm" svg:x="22.358cm" svg:y="6.962cm">
          <text:p text:style-name="P2">ARTNR:n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7.799cm" svg:y1="8.5cm" svg:x2="22.358cm" svg:y2="4.562cm" draw:start-shape="id6" draw:start-glue-point="1" draw:end-shape="id7" svg:d="M17799 8500l4559-3938" svg:viewBox="0 0 4560 3939">
          <text:p/>
        </draw:connector>
        <draw:connector draw:style-name="gr7" draw:text-style-name="P3" draw:layer="layout" draw:type="line" svg:x1="17.799cm" svg:y1="8.5cm" svg:x2="22.36cm" svg:y2="6.013cm" draw:start-shape="id6" draw:start-glue-point="1" draw:end-shape="id8" draw:end-glue-point="3" svg:d="M17799 8500l4561-2487" svg:viewBox="0 0 4562 2488">
          <text:p/>
        </draw:connector>
        <draw:connector draw:style-name="gr7" draw:text-style-name="P3" draw:layer="layout" draw:type="line" svg:x1="17.799cm" svg:y1="8.5cm" svg:x2="22.358cm" svg:y2="7.462cm" draw:start-shape="id6" draw:start-glue-point="1" draw:end-shape="id9" draw:end-glue-point="3" svg:d="M17799 8500l4559-1038" svg:viewBox="0 0 4560 1039">
          <text:p/>
        </draw:connector>
        <draw:frame draw:style-name="gr5" draw:text-style-name="P1" draw:layer="layout" svg:width="4.456cm" svg:height="0.962cm" svg:x="21.3cm" svg:y="9.3cm">
          <draw:text-box>
            <text:p>T:BPOS2BOX</text:p>
          </draw:text-box>
        </draw:frame>
        <draw:custom-shape draw:style-name="gr6" draw:text-style-name="P2" xml:id="id10" draw:id="id10" draw:layer="layout" svg:width="3.199cm" svg:height="1cm" svg:x="22cm" svg:y="10.7cm">
          <text:p text:style-name="P2">B2BNR:1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199cm" svg:height="1cm" svg:x="22.001cm" svg:y="12.151cm">
          <text:p text:style-name="P2">B2BNR:2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199cm" svg:height="1cm" svg:x="22cm" svg:y="13.6cm">
          <text:p text:style-name="P2">B2BNR:n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339cm" svg:height="0.962cm" svg:x="28.844cm" svg:y="9.238cm">
          <draw:text-box>
            <text:p>T:BOX</text:p>
          </draw:text-box>
        </draw:frame>
        <draw:custom-shape draw:style-name="gr6" draw:text-style-name="P2" xml:id="id11" draw:id="id11" draw:layer="layout" svg:width="3.199cm" svg:height="1cm" svg:x="28.544cm" svg:y="10.9cm">
          <text:p text:style-name="P2">VBNR:1</text:p>
          <draw:enhanced-geometry svg:viewBox="0 0 21600 21600" draw:type="rectangle" draw:enhanced-path="M 0 0 L 21600 0 21600 21600 0 21600 0 0 Z N"/>
        </draw:custom-shape>
        <draw:custom-shape draw:style-name="gr6" draw:text-style-name="P2" xml:id="id12" draw:id="id12" draw:layer="layout" svg:width="3.199cm" svg:height="1cm" svg:x="28.545cm" svg:y="12.351cm">
          <text:p text:style-name="P2">VBNR:2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199cm" svg:height="1cm" svg:x="28.544cm" svg:y="13.8cm">
          <text:p text:style-name="P2">VBNR:n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25.199cm" svg:y1="11.2cm" svg:x2="28.544cm" svg:y2="11.4cm" draw:start-shape="id10" draw:start-glue-point="1" draw:end-shape="id11" draw:end-glue-point="3" svg:d="M25199 11200l3345 200" svg:viewBox="0 0 3346 201">
          <text:p/>
        </draw:connector>
        <draw:connector draw:style-name="gr7" draw:text-style-name="P3" draw:layer="layout" draw:type="line" svg:x1="25.199cm" svg:y1="11.2cm" svg:x2="28.545cm" svg:y2="12.851cm" draw:start-shape="id10" draw:start-glue-point="1" draw:end-shape="id12" draw:end-glue-point="3" svg:d="M25199 11200l3346 1651" svg:viewBox="0 0 3347 1652">
          <text:p/>
        </draw:connector>
        <draw:connector draw:style-name="gr7" draw:text-style-name="P3" draw:layer="layout" draw:type="line" svg:x1="22cm" svg:y1="11.2cm" svg:x2="17.799cm" svg:y2="8.5cm" draw:start-shape="id10" draw:start-glue-point="3" draw:end-shape="id6" draw:end-glue-point="1" svg:d="M22000 11200l-4201-2700" svg:viewBox="0 0 4202 2701">
          <text:p/>
        </draw:connector>
        <draw:connector draw:style-name="gr7" draw:text-style-name="P3" draw:layer="layout" draw:type="line" svg:x1="22cm" svg:y1="11.2cm" svg:x2="17.8cm" svg:y2="9.951cm" draw:start-shape="id10" draw:start-glue-point="3" draw:end-shape="id5" draw:end-glue-point="1" svg:d="M22000 11200l-4200-1249" svg:viewBox="0 0 4201 12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jamin Klein</meta:initial-creator>
    <meta:creation-date>2018-12-12T12:17:42.228794360</meta:creation-date>
    <dc:date>2018-12-12T12:42:59.190717164</dc:date>
    <dc:creator>Benjamin Klein</dc:creator>
    <meta:editing-duration>PT25M14S</meta:editing-duration>
    <meta:editing-cycles>7</meta:editing-cycles>
    <meta:generator>LibreOffice/6.1.3.2$Linux_X86_64 LibreOffice_project/10$Build-2</meta:generator>
    <meta:document-statistic meta:object-count="36"/>
  </office:meta>
</office:document-meta>
</file>